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7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18.svm" manifest:media-type=""/>
  <manifest:file-entry manifest:full-path="Pictures/TablePreview10.svm" manifest:media-type=""/>
  <manifest:file-entry manifest:full-path="Pictures/TablePreview34.svm" manifest:media-type=""/>
  <manifest:file-entry manifest:full-path="Pictures/TablePreview2.svm" manifest:media-type=""/>
  <manifest:file-entry manifest:full-path="Pictures/TablePreview14.svm" manifest:media-type=""/>
  <manifest:file-entry manifest:full-path="Pictures/TablePreview33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11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5.svm" manifest:media-type=""/>
  <manifest:file-entry manifest:full-path="Pictures/TablePreview17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86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svg:stroke-linecap="round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svg:stroke-linecap="round" draw:fill="none" draw:fill-color="#ffffff" fo:min-height="0.395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cm" svg:stroke-color="#000000" draw:marker-start-width="0.2cm" draw:marker-end-width="0.2cm" svg:stroke-linecap="round" draw:fill="solid" draw:textarea-vertical-align="middl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57cm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draw:textarea-horizontal-align="left" draw:auto-grow-height="true" draw:auto-grow-width="true" fo:min-height="0.357cm" fo:min-width="7.1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789cm"/>
      <style:paragraph-properties style:writing-mode="lr-tb"/>
    </style:style>
    <style:style style:name="co1" style:family="table-column">
      <style:table-column-properties style:column-width="1.3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2.115cm" style:use-optimal-column-width="false"/>
    </style:style>
    <style:style style:name="co4" style:family="table-column">
      <style:table-column-properties style:column-width="11.61cm" style:use-optimal-column-width="false"/>
    </style:style>
    <style:style style:name="co5" style:family="table-column">
      <style:table-column-properties style:column-width="1.455cm" style:use-optimal-column-width="false"/>
    </style:style>
    <style:style style:name="co6" style:family="table-column">
      <style:table-column-properties style:column-width="2.014cm" style:use-optimal-column-width="false"/>
    </style:style>
    <style:style style:name="co7" style:family="table-column">
      <style:table-column-properties style:column-width="2.331cm" style:use-optimal-column-width="false"/>
    </style:style>
    <style:style style:name="co8" style:family="table-column">
      <style:table-column-properties style:column-width="11.199cm" style:use-optimal-column-width="false"/>
    </style:style>
    <style:style style:name="co9" style:family="table-column">
      <style:table-column-properties style:column-width="7.478cm" style:use-optimal-column-width="false"/>
    </style:style>
    <style:style style:name="co10" style:family="table-column">
      <style:table-column-properties style:column-width="7.48cm" style:use-optimal-column-width="false"/>
    </style:style>
    <style:style style:name="co11" style:family="table-column">
      <style:table-column-properties style:column-width="1.873cm" style:use-optimal-column-width="false"/>
    </style:style>
    <style:style style:name="co12" style:family="table-column">
      <style:table-column-properties style:column-width="1.889cm" style:use-optimal-column-width="false"/>
    </style:style>
    <style:style style:name="co13" style:family="table-column">
      <style:table-column-properties style:column-width="1.44cm" style:use-optimal-column-width="false"/>
    </style:style>
    <style:style style:name="co14" style:family="table-column">
      <style:table-column-properties style:column-width="2.205cm" style:use-optimal-column-width="false"/>
    </style:style>
    <style:style style:name="co15" style:family="table-column">
      <style:table-column-properties style:column-width="2.381cm" style:use-optimal-column-width="false"/>
    </style:style>
    <style:style style:name="co16" style:family="table-column">
      <style:table-column-properties style:column-width="10.973cm" style:use-optimal-column-width="false"/>
    </style:style>
    <style:style style:name="co17" style:family="table-column">
      <style:table-column-properties style:column-width="7.497cm" style:use-optimal-column-width="false"/>
    </style:style>
    <style:style style:name="co18" style:family="table-column">
      <style:table-column-properties style:column-width="7.499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.655cm" style:use-optimal-row-height="false"/>
    </style:style>
    <style:style style:name="ro3" style:family="table-row">
      <style:table-row-properties style:row-height="0.617cm" style:use-optimal-row-height="false"/>
    </style:style>
    <style:style style:name="ce1" style:family="table-cell">
      <loext:graphic-properties draw:fill="none"/>
      <style:paragraph-properties fo:border="0.03pt solid #000000"/>
      <style:text-properties fo:font-size="10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0pt" style:font-size-asian="18pt" style:font-size-complex="18pt"/>
    </style:style>
    <style:style style:name="ce3" style:family="table-cell">
      <loext:graphic-properties draw:fill="none"/>
      <style:paragraph-properties fo:text-align="center" fo:border="0.03pt solid #000000"/>
      <style:text-properties fo:font-size="10pt" style:font-size-asian="10pt" style:font-size-complex="10pt"/>
    </style:style>
    <style:style style:name="ce4" style:family="table-cell">
      <loext:graphic-properties draw:fill="none"/>
      <style:paragraph-properties fo:border="0.03pt solid #000000"/>
      <style:text-properties fo:font-size="10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none"/>
      <style:paragraph-properties fo:text-align="center" fo:border="0.03pt solid #ffffff"/>
      <style:text-properties fo:font-size="9pt" style:font-size-asian="9pt" style:font-size-complex="9pt"/>
    </style:style>
    <style:style style:name="ce6" style:family="table-cell">
      <loext:graphic-properties draw:fill="none"/>
      <style:paragraph-properties fo:border="0.03pt solid #000000"/>
      <style:text-properties fo:font-size="10pt" style:font-size-asian="10pt" style:font-size-complex="10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line-height="150%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0pt" fo:font-weight="bold" style:font-size-asian="18pt" style:font-weight-asian="bold" style:font-size-complex="18pt" style:font-weight-complex="bold"/>
    </style:style>
    <style:style style:name="P8" style:family="paragraph"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solid"/>
      <style:paragraph-properties fo:text-align="center" style:writing-mode="lr-tb"/>
      <style:text-properties fo:font-weight="normal" style:font-weight-asian="normal" style:font-weight-complex="normal"/>
    </style:style>
    <style:style style:name="P11" style:family="paragraph">
      <style:paragraph-properties fo:text-align="center"/>
      <style:text-properties fo:font-size="10pt" style:font-size-asian="18pt" style:font-size-complex="18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text-properties fo:font-size="10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5" style:family="paragraph">
      <style:paragraph-properties fo:text-align="center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font-name="Liberation Sans" fo:font-size="10pt" style:letter-kerning="true" style:font-name-asian="Noto Sans CJK SC" style:font-size-asian="18pt" style:font-name-complex="FreeSans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Liberation Sans" fo:font-size="10pt" fo:font-weight="normal" style:letter-kerning="true" style:font-name-asian="Noto Sans CJK SC" style:font-size-asian="18pt" style:font-weight-asian="normal" style:font-name-complex="FreeSans" style:font-size-complex="18pt" style:font-weight-complex="normal"/>
    </style:style>
    <style:style style:name="T11" style:family="text">
      <style:text-properties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cm" svg:height="2cm" svg:x="3cm" svg:y="11.1cm">
          <draw:text-box>
            <text:p>Аппаратный генератор углов v0.01.</text:p>
            <text:p>Техническое справочное руководство.</text:p>
          </draw:text-box>
        </draw:frame>
      </draw:page>
      <draw:page draw:name="page2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Suppression Filter Compare Register (HWASFCR)</text:span></text:p>
            <text:p text:style-name="P2"><text:span text:style-name="T2">Offset = </text:span><text:span text:style-name="T1">0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cm" svg:y="5cm" svg:viewBox="0 0 15000 600" draw:points="0,0 15000,0 15000,600 0,600">
          <text:p text:style-name="P5"><text:span text:style-name="T2">SFCR</text:span></text:p>
        </draw:polygon>
        <draw:frame draw:style-name="gr6" draw:text-style-name="P3" draw:layer="layout" svg:width="0.9cm" svg:height="0.645cm" svg:x="3cm" svg:y="4.35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4.355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3.7cm">
          <draw:text-box>
            <text:p><text:span text:style-name="T3">Suppression Filter Compare Register (HWASFCR</text:span><text:span text:style-name="T1">)</text:span></text:p>
          </draw:text-box>
        </draw:frame>
        <draw:frame draw:style-name="standard" draw:layer="layout" svg:width="16.998cm" svg:height="1.309cm" svg:x="1.997cm" svg:y="6.9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Bit</text:span></text:p>
              </table:table-cell>
              <table:table-cell>
                <text:p text:style-name="P8"><text:span text:style-name="T4">Field</text:span></text:p>
              </table:table-cell>
              <table:table-cell>
                <text:p text:style-name="P8"><text:span text:style-name="T4">Value</text:span></text:p>
              </table:table-cell>
              <table:table-cell>
                <text:p text:style-name="P8"><text:span text:style-name="T4">Description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15-0</text:span></text:p>
              </table:table-cell>
              <table:table-cell>
                <text:p text:style-name="P8"><text:span text:style-name="T2">SFCR</text:span></text:p>
              </table:table-cell>
              <table:table-cell/>
              <table:table-cell>
                <text:p text:style-name="P8"><text:span text:style-name="T4">Counter Compare Valu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9" draw:layer="layout" svg:width="1.5cm" svg:height="0.607cm" svg:x="9.8cm" svg:y="5.655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27cm" svg:y="6.293cm">
          <draw:text-box>
            <text:p><text:span text:style-name="T5">LEGEND: R/W = Read/Write; -n = value after reset</text:span></text:p>
          </draw:text-box>
        </draw:frame>
        <draw:frame draw:style-name="gr2" draw:text-style-name="P3" draw:layer="layout" svg:width="17cm" svg:height="1.236cm" svg:x="2.003cm" svg:y="9cm">
          <draw:text-box>
            <text:p><text:span text:style-name="T1">Minimum Сapture Period Register (HWAMINCPR)</text:span></text:p>
            <text:p text:style-name="P2"><text:span text:style-name="T2">Offset = </text:span><text:span text:style-name="T1">02h (15:0), </text:span><text:span text:style-name="T6">Offset</text:span><text:span text:style-name="T1"> = 04h (31:16)</text:span></text:p>
          </draw:text-box>
        </draw:frame>
        <draw:polygon draw:style-name="gr5" draw:text-style-name="P10" draw:layer="layout" svg:width="14.999cm" svg:height="0.599cm" svg:x="3.003cm" svg:y="13.636cm" svg:viewBox="0 0 15000 600" draw:points="0,0 15000,0 15000,600 0,600">
          <text:p text:style-name="P5"><text:span text:style-name="T6">MINCP</text:span></text:p>
        </draw:polygon>
        <draw:frame draw:style-name="gr6" draw:text-style-name="P3" draw:layer="layout" svg:width="0.9cm" svg:height="0.645cm" svg:x="3.003cm" svg:y="12.991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03cm" svg:y="12.991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.003cm" svg:y="10.336cm">
          <draw:text-box>
            <text:p><text:span text:style-name="T3">Minimum Сapture Period Register (</text:span><text:span text:style-name="T1">HWAMINCPR)</text:span></text:p>
          </draw:text-box>
        </draw:frame>
        <draw:frame draw:style-name="standard" draw:layer="layout" svg:width="16.998cm" svg:height="1.964cm" svg:x="2cm" svg:y="15.58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31-24</text:span></text:p>
              </table:table-cell>
              <table:table-cell>
                <text:p text:style-name="P11"><text:span text:style-name="T2">Reserved</text:span></text:p>
              </table:table-cell>
              <table:table-cell/>
              <table:table-cell table:style-name="ce1"/>
            </table:table-row>
            <table:table-row table:style-name="ro1" table:default-cell-style-name="ce2">
              <table:table-cell table:style-name="ce3">
                <text:p text:style-name="P12"><text:span text:style-name="T2">23-0</text:span></text:p>
              </table:table-cell>
              <table:table-cell>
                <text:p text:style-name="P11"><text:span text:style-name="T6">MINCP</text:span></text:p>
              </table:table-cell>
              <table:table-cell>
                <text:p text:style-name="P11"><text:span text:style-name="T4">0-FFFFFFh</text:span></text:p>
              </table:table-cell>
              <table:table-cell table:style-name="ce1">
                <text:p text:style-name="P8"><text:span text:style-name="T4">Minimum Capture Period Valu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9" draw:layer="layout" svg:width="1.5cm" svg:height="0.607cm" svg:x="9.803cm" svg:y="14.291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3cm" svg:y="14.929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57cm" svg:height="0.654cm" svg:x="3.028cm" svg:y="11.67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2" table:default-cell-style-name="ce3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6">MINCP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9" draw:layer="layout" svg:width="1.5cm" svg:height="0.607cm" svg:x="9.8cm" svg:y="12.389cm">
          <draw:text-box>
            <text:p><text:span text:style-name="T5">R/W-0</text:span></text:p>
          </draw:text-box>
        </draw:frame>
        <draw:frame draw:style-name="gr6" draw:text-style-name="P3" draw:layer="layout" svg:width="0.9cm" svg:height="0.645cm" svg:x="3cm" svg:y="10.996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10.996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10.996cm">
          <draw:text-box>
            <text:p><text:span text:style-name="T2">23</text:span></text:p>
          </draw:text-box>
        </draw:frame>
        <draw:frame draw:style-name="gr6" draw:text-style-name="P3" draw:layer="layout" svg:width="0.3cm" svg:height="0.645cm" svg:x="17.603cm" svg:y="12.992cm">
          <draw:text-box>
            <text:p><text:span text:style-name="T2">0</text:span></text:p>
          </draw:text-box>
        </draw:frame>
        <draw:frame draw:style-name="gr6" draw:text-style-name="P3" draw:layer="layout" svg:width="0.9cm" svg:height="0.645cm" svg:x="17.1cm" svg:y="10.951cm">
          <draw:text-box>
            <text:p><text:span text:style-name="T2">16</text:span></text:p>
          </draw:text-box>
        </draw:frame>
        <draw:frame draw:style-name="gr2" draw:text-style-name="P3" draw:layer="layout" svg:width="17cm" svg:height="1.236cm" svg:x="2.003cm" svg:y="19cm">
          <draw:text-box>
            <text:p><text:span text:style-name="T1">Maximum Capture Period Register (HWAMAXCPR)</text:span></text:p>
            <text:p text:style-name="P2"><text:span text:style-name="T2">Offset = </text:span><text:span text:style-name="T1">06h (15:0), </text:span><text:span text:style-name="T6">Offset</text:span><text:span text:style-name="T1"> = 08h (31:16)</text:span></text:p>
          </draw:text-box>
        </draw:frame>
        <draw:polygon draw:style-name="gr5" draw:text-style-name="P10" draw:layer="layout" svg:width="14.999cm" svg:height="0.599cm" svg:x="3.003cm" svg:y="23.636cm" svg:viewBox="0 0 15000 600" draw:points="0,0 15000,0 15000,600 0,600">
          <text:p text:style-name="P5"><text:span text:style-name="T6">MAXCP</text:span></text:p>
        </draw:polygon>
        <draw:frame draw:style-name="gr6" draw:text-style-name="P3" draw:layer="layout" svg:width="0.9cm" svg:height="0.645cm" svg:x="3.003cm" svg:y="22.991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03cm" svg:y="22.991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.003cm" svg:y="20.336cm">
          <draw:text-box>
            <text:p><text:span text:style-name="T1">Maximum Capture Period Register (HWAMAXCPR)</text:span></text:p>
          </draw:text-box>
        </draw:frame>
        <draw:frame draw:style-name="standard" draw:layer="layout" svg:width="16.998cm" svg:height="1.964cm" svg:x="2cm" svg:y="25.58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31-24</text:span></text:p>
              </table:table-cell>
              <table:table-cell>
                <text:p text:style-name="P11"><text:span text:style-name="T2">Reserved</text:span></text:p>
              </table:table-cell>
              <table:table-cell/>
              <table:table-cell table:style-name="ce1"/>
            </table:table-row>
            <table:table-row table:style-name="ro1" table:default-cell-style-name="ce2">
              <table:table-cell table:style-name="ce3">
                <text:p text:style-name="P12"><text:span text:style-name="T2">23-0</text:span></text:p>
              </table:table-cell>
              <table:table-cell>
                <text:p text:style-name="P11"><text:span text:style-name="T6">MAXCP</text:span></text:p>
              </table:table-cell>
              <table:table-cell>
                <text:p text:style-name="P11"><text:span text:style-name="T4">0-FFFFFFh</text:span></text:p>
              </table:table-cell>
              <table:table-cell table:style-name="ce1">
                <text:p text:style-name="P8"><text:span text:style-name="T4">Minimum Capture Period Valu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9" draw:layer="layout" svg:width="1.5cm" svg:height="0.607cm" svg:x="9.803cm" svg:y="24.291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3cm" svg:y="24.929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57cm" svg:height="0.654cm" svg:x="3.028cm" svg:y="21.67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2" table:default-cell-style-name="ce3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6">MAXCP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9" draw:layer="layout" svg:width="1.5cm" svg:height="0.607cm" svg:x="9.8cm" svg:y="22.389cm">
          <draw:text-box>
            <text:p><text:span text:style-name="T5">R/W-0</text:span></text:p>
          </draw:text-box>
        </draw:frame>
        <draw:frame draw:style-name="gr6" draw:text-style-name="P3" draw:layer="layout" svg:width="0.9cm" svg:height="0.645cm" svg:x="3cm" svg:y="20.996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20.996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20.996cm">
          <draw:text-box>
            <text:p><text:span text:style-name="T2">23</text:span></text:p>
          </draw:text-box>
        </draw:frame>
        <draw:frame draw:style-name="gr6" draw:text-style-name="P3" draw:layer="layout" svg:width="0.3cm" svg:height="0.645cm" svg:x="17.603cm" svg:y="22.992cm">
          <draw:text-box>
            <text:p><text:span text:style-name="T2">0</text:span></text:p>
          </draw:text-box>
        </draw:frame>
        <draw:frame draw:style-name="gr6" draw:text-style-name="P3" draw:layer="layout" svg:width="0.9cm" svg:height="0.645cm" svg:x="17.1cm" svg:y="20.951cm">
          <draw:text-box>
            <text:p><text:span text:style-name="T2">16</text:span></text:p>
          </draw:text-box>
        </draw:frame>
      </draw:page>
      <draw:page draw:name="page3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Global Configuration Set Register 0 (HWAGCSR0)</text:span></text:p>
            <text:p text:style-name="P2"><text:span text:style-name="T2">Offset = </text:span><text:span text:style-name="T1">8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Global Configuration Set Register 0 (HWAGCSR0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>SFLT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4">
                <text:p text:style-name="P13"><text:span text:style-name="T6">Suppression Filter Enable.</text:span></text:p>
                <text:p text:style-name="P13"><text:span text:style-name="T7">Read: </text:span><text:span text:style-name="T6">Suppression Filter is disabled.</text:span></text:p>
                <text:p text:style-name="P13"><text:span text:style-name="T6">Write: Writes have no effect.</text:span></text:p>
                <text:p text:style-name="P13"><text:span text:style-name="T7">Read: </text:span><text:span text:style-name="T6">Suppression Filter is enabled.</text:span></text:p>
                <text:p text:style-name="P13"><text:span text:style-name="T7">Write: </text:span><text:span text:style-name="T6">Suppression Filter is enabl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EDGES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7">Write: </text:span><text:span text:style-name="T6">Fall edge select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7">Write: </text:span><text:span text:style-name="T6">Capture enabled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0" draw:text-style-name="P14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4">SFLTE</text:span></text:p>
              </table:table-cell>
              <table:table-cell>
                <text:p text:style-name="P11"><text:span text:style-name="T4">EDGES</text:span></text:p>
              </table:table-cell>
              <table:table-cell>
                <text:p text:style-name="P11"><text:span text:style-name="T4">CAPE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7</text:span></text:p>
              </table:table-cell>
              <table:table-cell>
                <text:p text:style-name="P15"><text:span text:style-name="T5">6</text:span></text:p>
              </table:table-cell>
              <table:table-cell>
                <text:p text:style-name="P15"><text:span text:style-name="T5">5</text:span></text:p>
              </table:table-cell>
              <table:table-cell>
                <text:p text:style-name="P15"><text:span text:style-name="T5">4</text:span></text:p>
              </table:table-cell>
              <table:table-cell>
                <text:p text:style-name="P15"><text:span text:style-name="T5">3</text:span></text:p>
              </table:table-cell>
              <table:table-cell>
                <text:p text:style-name="P15"><text:span text:style-name="T5">2</text:span></text:p>
              </table:table-cell>
              <table:table-cell>
                <text:p text:style-name="P15"><text:span text:style-name="T5">1</text:span></text:p>
              </table:table-cell>
              <table:table-cell>
                <text:p text:style-name="P15"><text:span text:style-name="T5">0</text:span></text:p>
              </table:table-cell>
            </table:table-row>
          </table:table>
          <draw:image xlink:href="Pictures/TablePreview10.svm" xlink:type="simple" xlink:show="embed" xlink:actuate="onLoad"/>
        </draw:frame>
      </draw:page>
      <draw:page draw:name="page4" draw:style-name="dp1" draw:master-page-name="Обычный">
        <draw:frame draw:style-name="gr2" draw:text-style-name="P3" draw:layer="layout" svg:width="17cm" svg:height="1.236cm" svg:x="1.989cm" svg:y="2.366cm">
          <draw:text-box>
            <text:p><text:span text:style-name="T1">Global Configuration Clear Register 0 (HWAGCCR0)</text:span></text:p>
            <text:p text:style-name="P2"><text:span text:style-name="T2">Offset = </text:span><text:span text:style-name="T1">82h</text:span></text:p>
          </draw:text-box>
        </draw:frame>
        <draw:line draw:style-name="gr3" draw:text-style-name="P4" draw:layer="layout" svg:x1="1.989cm" svg:y1="2.002cm" svg:x2="18.989cm" svg:y2="2.002cm">
          <text:p/>
        </draw:line>
        <draw:frame draw:style-name="gr4" draw:text-style-name="P3" draw:layer="layout" svg:width="17cm" svg:height="0.745cm" svg:x="1.989cm" svg:y="1.202cm">
          <draw:text-box>
            <text:p><text:span text:style-name="T2">HWAG Control Registers</text:span></text:p>
          </draw:text-box>
        </draw:frame>
        <draw:frame draw:style-name="gr11" draw:text-style-name="P7" draw:layer="layout" svg:width="10.011cm" svg:height="1.039cm" svg:x="5.989cm" svg:y="3.65cm">
          <draw:text-box>
            <text:p><text:span text:style-name="T1">Global Configuration Clear Register 0 (HWAGCCR0)</text:span></text:p>
          </draw:text-box>
        </draw:frame>
        <draw:frame draw:style-name="standard" draw:layer="layout" svg:width="16.998cm" svg:height="8.002cm" svg:x="2.014cm" svg:y="8.8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>SFLT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4">
                <text:p text:style-name="P13"><text:span text:style-name="T6">Suppression Filter Enable.</text:span></text:p>
                <text:p text:style-name="P13"><text:span text:style-name="T7">Read: </text:span><text:span text:style-name="T6">Suppression Filter is disabled.</text:span></text:p>
                <text:p text:style-name="P13"><text:span text:style-name="T6">Write: Writes have no effect.</text:span></text:p>
                <text:p text:style-name="P13"><text:span text:style-name="T7">Read: </text:span><text:span text:style-name="T6">Suppression Filter is enabled.</text:span></text:p>
                <text:p text:style-name="P13"><text:span text:style-name="T9">Write: </text:span><text:span text:style-name="T10">Suppression Filter is </text:span><text:span text:style-name="T6">disabled</text:span><text:span text:style-name="T11">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EDGES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9">Write: Rise edge select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9">Write: </text:span><text:span text:style-name="T10">Capture </text:span><text:span text:style-name="T11">disabled.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0" draw:text-style-name="P14" draw:layer="layout" svg:width="7.7cm" svg:height="0.607cm" svg:x="1.989cm" svg:y="8.20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2.989cm" svg:y="7.043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4">SFLTE</text:span></text:p>
              </table:table-cell>
              <table:table-cell>
                <text:p text:style-name="P11"><text:span text:style-name="T4">EDGES</text:span></text:p>
              </table:table-cell>
              <table:table-cell>
                <text:p text:style-name="P11"><text:span text:style-name="T4">CAPE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4.999cm" svg:height="0.654cm" svg:x="2.986cm" svg:y="5.09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4.999cm" svg:height="0.616cm" svg:x="2.98cm" svg:y="7.739cm">
          <table:table table:template-name="default" table:use-first-row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4.999cm" svg:height="0.616cm" svg:x="2.989cm" svg:y="6.344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7</text:span></text:p>
              </table:table-cell>
              <table:table-cell>
                <text:p text:style-name="P15"><text:span text:style-name="T5">6</text:span></text:p>
              </table:table-cell>
              <table:table-cell>
                <text:p text:style-name="P15"><text:span text:style-name="T5">5</text:span></text:p>
              </table:table-cell>
              <table:table-cell>
                <text:p text:style-name="P15"><text:span text:style-name="T5">4</text:span></text:p>
              </table:table-cell>
              <table:table-cell>
                <text:p text:style-name="P15"><text:span text:style-name="T5">3</text:span></text:p>
              </table:table-cell>
              <table:table-cell>
                <text:p text:style-name="P15"><text:span text:style-name="T5">2</text:span></text:p>
              </table:table-cell>
              <table:table-cell>
                <text:p text:style-name="P15"><text:span text:style-name="T5">1</text:span></text:p>
              </table:table-cell>
              <table:table-cell>
                <text:p text:style-name="P15"><text:span text:style-name="T5">0</text:span></text:p>
              </table:table-cell>
            </table:table-row>
          </table:table>
          <draw:image xlink:href="Pictures/TablePreview15.svm" xlink:type="simple" xlink:show="embed" xlink:actuate="onLoad"/>
        </draw:frame>
      </draw:page>
      <draw:page draw:name="page5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Set Register (HWAIESR)</text:span></text:p>
            <text:p text:style-name="P2"><text:span text:style-name="T2">Offset = </text:span><text:span text:style-name="T1">84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Set Register (HWAIES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/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4">
                <text:p text:style-name="P13"><text:span text:style-name="T6"/></text:p>
                <text:p text:style-name="P13"><text:span text:style-name="T7">Read:</text:span></text:p>
                <text:p text:style-name="P13"><text:span text:style-name="T6">Write: Writes have no effect.</text:span></text:p>
                <text:p text:style-name="P13"><text:span text:style-name="T7">Read:</text:span></text:p>
                <text:p text:style-name="P13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POVF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Period counter overflow interrupt enable.</text:span></text:p>
                <text:p text:style-name="P8"><text:span text:style-name="T8">Read: </text:span><text:span text:style-name="T4">Period counter overflow interrupt disabled.</text:span></text:p>
                <text:p text:style-name="P8"><text:span text:style-name="T6">Write: Writes have no effect.</text:span></text:p>
                <text:p text:style-name="P8"><text:span text:style-name="T10">Read: </text:span><text:span text:style-name="T11">Period counter overflow interrupt enabled.</text:span></text:p>
                <text:p text:style-name="P8"><text:span text:style-name="T9">Write: Period counter overflow interrupt enabl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7">Write: </text:span><text:span text:style-name="T6">Capture Interrupt enabled.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0" draw:text-style-name="P14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4">POVFIE</text:span></text:p>
              </table:table-cell>
              <table:table-cell>
                <text:p text:style-name="P11"><text:span text:style-name="T4">CAPIE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7</text:span></text:p>
              </table:table-cell>
              <table:table-cell>
                <text:p text:style-name="P15"><text:span text:style-name="T5">6</text:span></text:p>
              </table:table-cell>
              <table:table-cell>
                <text:p text:style-name="P15"><text:span text:style-name="T5">5</text:span></text:p>
              </table:table-cell>
              <table:table-cell>
                <text:p text:style-name="P15"><text:span text:style-name="T5">4</text:span></text:p>
              </table:table-cell>
              <table:table-cell>
                <text:p text:style-name="P15"><text:span text:style-name="T5">3</text:span></text:p>
              </table:table-cell>
              <table:table-cell>
                <text:p text:style-name="P15"><text:span text:style-name="T5">2</text:span></text:p>
              </table:table-cell>
              <table:table-cell>
                <text:p text:style-name="P15"><text:span text:style-name="T5">1</text:span></text:p>
              </table:table-cell>
              <table:table-cell>
                <text:p text:style-name="P15"><text:span text:style-name="T5">0</text:span></text:p>
              </table:table-cell>
            </table:table-row>
          </table:table>
          <draw:image xlink:href="Pictures/TablePreview20.svm" xlink:type="simple" xlink:show="embed" xlink:actuate="onLoad"/>
        </draw:frame>
      </draw:page>
      <draw:page draw:name="page6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Clear Register (HWAIECR)</text:span></text:p>
            <text:p text:style-name="P2"><text:span text:style-name="T2">Offset = </text:span><text:span text:style-name="T1">86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Clear Register (HWAIEC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/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4">
                <text:p text:style-name="P13"><text:span text:style-name="T6"/></text:p>
                <text:p text:style-name="P13"><text:span text:style-name="T7">Read:</text:span></text:p>
                <text:p text:style-name="P13"><text:span text:style-name="T6">Write: Writes have no effect.</text:span></text:p>
                <text:p text:style-name="P13"><text:span text:style-name="T7">Read:</text:span></text:p>
                <text:p text:style-name="P13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POVF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Period counter overflow interrupt enable.</text:span></text:p>
                <text:p text:style-name="P8"><text:span text:style-name="T8">Read: </text:span><text:span text:style-name="T4">Period counter overflow interrupt disabled.</text:span></text:p>
                <text:p text:style-name="P8"><text:span text:style-name="T6">Write: Writes have no effect.</text:span></text:p>
                <text:p text:style-name="P8"><text:span text:style-name="T10">Read: </text:span><text:span text:style-name="T11">Period counter overflow interrupt enabled.</text:span></text:p>
                <text:p text:style-name="P8"><text:span text:style-name="T9">Write: Period counter overflow interrupt disabl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9">Write: </text:span><text:span text:style-name="T10">Capture Interrupt </text:span><text:span text:style-name="T11">disabled.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10" draw:text-style-name="P14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4">POVFIE</text:span></text:p>
              </table:table-cell>
              <table:table-cell>
                <text:p text:style-name="P11"><text:span text:style-name="T4">CAPIE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7</text:span></text:p>
              </table:table-cell>
              <table:table-cell>
                <text:p text:style-name="P15"><text:span text:style-name="T5">6</text:span></text:p>
              </table:table-cell>
              <table:table-cell>
                <text:p text:style-name="P15"><text:span text:style-name="T5">5</text:span></text:p>
              </table:table-cell>
              <table:table-cell>
                <text:p text:style-name="P15"><text:span text:style-name="T5">4</text:span></text:p>
              </table:table-cell>
              <table:table-cell>
                <text:p text:style-name="P15"><text:span text:style-name="T5">3</text:span></text:p>
              </table:table-cell>
              <table:table-cell>
                <text:p text:style-name="P15"><text:span text:style-name="T5">2</text:span></text:p>
              </table:table-cell>
              <table:table-cell>
                <text:p text:style-name="P15"><text:span text:style-name="T5">1</text:span></text:p>
              </table:table-cell>
              <table:table-cell>
                <text:p text:style-name="P15"><text:span text:style-name="T5">0</text:span></text:p>
              </table:table-cell>
            </table:table-row>
          </table:table>
          <draw:image xlink:href="Pictures/TablePreview25.svm" xlink:type="simple" xlink:show="embed" xlink:actuate="onLoad"/>
        </draw:frame>
      </draw:page>
      <draw:page draw:name="page7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Flag Register (HWAIFR)</text:span></text:p>
            <text:p text:style-name="P2"><text:span text:style-name="T2">Offset = </text:span><text:span text:style-name="T1">88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Flag Register (HWAIF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/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4">
                <text:p text:style-name="P13"><text:span text:style-name="T6"/></text:p>
                <text:p text:style-name="P13"><text:span text:style-name="T7">Read:</text:span></text:p>
                <text:p text:style-name="P13"><text:span text:style-name="T6">Write: Writes have no effect.</text:span></text:p>
                <text:p text:style-name="P13"><text:span text:style-name="T7">Read:</text:span></text:p>
                <text:p text:style-name="P13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POVFIF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Period counter Overflow Interrupt Flag.</text:span></text:p>
                <text:p text:style-name="P8"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 text:style-name="P8"><text:span text:style-name="T9">Read: Period counter Overflow Interrupt </text:span><text:span text:style-name="T11">is pending.</text:span></text:p>
                <text:p text:style-name="P8"><text:span text:style-name="T9">Write: Clear Period counter Overflow Interrupt Flag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IF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Interrupt Flag.</text:span></text:p>
                <text:p text:style-name="P8"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 text:style-name="P8"><text:span text:style-name="T11">Read: Capture Interrupt is pending.</text:span></text:p>
                <text:p text:style-name="P8"><text:span text:style-name="T9">Write: Clear capture interrupt flag</text:span><text:span text:style-name="T11">.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10" draw:text-style-name="P14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4">POVFIF</text:span></text:p>
              </table:table-cell>
              <table:table-cell>
                <text:p text:style-name="P11"><text:span text:style-name="T4">CAPIF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  <table:table-cell>
                <text:p text:style-name="P15"><text:span text:style-name="T5">R/W-0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5">
              <table:table-cell>
                <text:p text:style-name="P5"><text:span text:style-name="T5">7</text:span></text:p>
              </table:table-cell>
              <table:table-cell>
                <text:p text:style-name="P15"><text:span text:style-name="T5">6</text:span></text:p>
              </table:table-cell>
              <table:table-cell>
                <text:p text:style-name="P15"><text:span text:style-name="T5">5</text:span></text:p>
              </table:table-cell>
              <table:table-cell>
                <text:p text:style-name="P15"><text:span text:style-name="T5">4</text:span></text:p>
              </table:table-cell>
              <table:table-cell>
                <text:p text:style-name="P15"><text:span text:style-name="T5">3</text:span></text:p>
              </table:table-cell>
              <table:table-cell>
                <text:p text:style-name="P15"><text:span text:style-name="T5">2</text:span></text:p>
              </table:table-cell>
              <table:table-cell>
                <text:p text:style-name="P15"><text:span text:style-name="T5">1</text:span></text:p>
              </table:table-cell>
              <table:table-cell>
                <text:p text:style-name="P15"><text:span text:style-name="T5">0</text:span></text:p>
              </table:table-cell>
            </table:table-row>
          </table:table>
          <draw:image xlink:href="Pictures/TablePreview30.svm" xlink:type="simple" xlink:show="embed" xlink:actuate="onLoad"/>
        </draw:frame>
      </draw:page>
      <draw:page draw:name="page8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HWAG Previous Tooth Period Value Register (HWAPCNT1)</text:span></text:p>
            <text:p text:style-name="P2"><text:span text:style-name="T2">Offset = </text:span><text:span text:style-name="T1">8Ah (15:0), </text:span><text:span text:style-name="T6">Offset =</text:span><text:span text:style-name="T1"> 8Ch (31:16)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.003cm" svg:y="7.24cm" svg:viewBox="0 0 15000 600" draw:points="0,0 15000,0 15000,600 0,600">
          <text:p text:style-name="P5"><text:span text:style-name="T2">PCNT(n-1)</text:span></text:p>
        </draw:polygon>
        <draw:frame draw:style-name="gr6" draw:text-style-name="P3" draw:layer="layout" svg:width="0.9cm" svg:height="0.645cm" svg:x="3cm" svg:y="6.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6.5cm">
          <draw:text-box>
            <text:p><text:span text:style-name="T2">0</text:span></text:p>
          </draw:text-box>
        </draw:frame>
        <draw:frame draw:style-name="gr6" draw:text-style-name="P7" draw:layer="layout" svg:width="10.4cm" svg:height="0.645cm" svg:x="5.3cm" svg:y="3.7cm">
          <draw:text-box>
            <text:p><text:span text:style-name="T1">HWAG Previous Tooth Period Value Register (HWAPCNT1)</text:span></text:p>
          </draw:text-box>
        </draw:frame>
        <draw:frame draw:style-name="standard" draw:layer="layout" svg:width="16.998cm" svg:height="1.964cm" svg:x="2cm" svg:y="9.19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4">31-24</text:span></text:p>
              </table:table-cell>
              <table:table-cell>
                <text:p text:style-name="P11"><text:span text:style-name="T2">Reserved</text:span></text:p>
              </table:table-cell>
              <table:table-cell>
                <text:p text:style-name="P11"><text:span text:style-name="T4">0</text:span></text:p>
              </table:table-cell>
              <table:table-cell table:style-name="ce1">
                <text:p text:style-name="P8"><text:span text:style-name="T4">Reads return 0.</text:span></text:p>
              </table:table-cell>
            </table:table-row>
            <table:table-row table:style-name="ro1" table:default-cell-style-name="ce2">
              <table:table-cell table:style-name="ce3">
                <text:p text:style-name="P12"><text:span text:style-name="T2">23-0</text:span></text:p>
              </table:table-cell>
              <table:table-cell>
                <text:p text:style-name="P11"><text:span text:style-name="T4">PCNT(n-1)</text:span></text:p>
              </table:table-cell>
              <table:table-cell>
                <text:p text:style-name="P11"><text:span text:style-name="T4">0-FFFFFFh</text:span></text:p>
              </table:table-cell>
              <table:table-cell table:style-name="ce1">
                <text:p text:style-name="P8"><text:span text:style-name="T4">Period (n-1) Value. Gives the period value of the previous tooth.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8" draw:text-style-name="P9" draw:layer="layout" svg:width="1.5cm" svg:height="0.607cm" svg:x="9.803cm" svg:y="7.895cm">
          <draw:text-box>
            <text:p><text:span text:style-name="T5">R-0</text:span></text:p>
          </draw:text-box>
        </draw:frame>
        <draw:frame draw:style-name="gr9" draw:text-style-name="P9" draw:layer="layout" svg:width="7.673cm" svg:height="0.607cm" svg:x="2.03cm" svg:y="8.533cm">
          <draw:text-box>
            <text:p><text:span text:style-name="T5">LEGEND: R = Read; -n = value after reset</text:span></text:p>
          </draw:text-box>
        </draw:frame>
        <draw:frame draw:style-name="standard" draw:layer="layout" svg:width="14.995cm" svg:height="0.654cm" svg:x="3.004cm" svg:y="5.286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2" table:default-cell-style-name="ce6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2">PCNT(n-1)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6" draw:text-style-name="P3" draw:layer="layout" svg:width="0.9cm" svg:height="0.645cm" svg:x="17.1cm" svg:y="4.555cm">
          <draw:text-box>
            <text:p><text:span text:style-name="T2">16</text:span></text:p>
          </draw:text-box>
        </draw:frame>
        <draw:frame draw:style-name="gr6" draw:text-style-name="P3" draw:layer="layout" svg:width="0.9cm" svg:height="0.645cm" svg:x="3cm" svg:y="4.555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4.6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4.6cm">
          <draw:text-box>
            <text:p><text:span text:style-name="T2">23</text:span></text:p>
          </draw:text-box>
        </draw:frame>
        <draw:frame draw:style-name="gr8" draw:text-style-name="P9" draw:layer="layout" svg:width="1.5cm" svg:height="0.607cm" svg:x="13.5cm" svg:y="6.093cm">
          <draw:text-box>
            <text:p><text:span text:style-name="T5">R-0</text:span></text:p>
          </draw:text-box>
        </draw:frame>
        <draw:frame draw:style-name="gr8" draw:text-style-name="P9" draw:layer="layout" svg:width="1.5cm" svg:height="0.607cm" svg:x="6cm" svg:y="6.1cm">
          <draw:text-box>
            <text:p><text:span text:style-name="T5">R-0</text:span></text:p>
          </draw:text-box>
        </draw:frame>
        <draw:frame draw:style-name="gr2" draw:text-style-name="P3" draw:layer="layout" svg:width="17cm" svg:height="1.236cm" svg:x="2cm" svg:y="12.009cm">
          <draw:text-box>
            <text:p><text:span text:style-name="T1">HWAG Current Teeth Number Register (HWATHVL)</text:span></text:p>
            <text:p text:style-name="P2"><text:span text:style-name="T2">Offset = </text:span><text:span text:style-name="T1">8Eh</text:span></text:p>
          </draw:text-box>
        </draw:frame>
        <draw:frame draw:style-name="gr6" draw:text-style-name="P7" draw:layer="layout" svg:width="10.4cm" svg:height="0.645cm" svg:x="5.3cm" svg:y="13.345cm">
          <draw:text-box>
            <text:p><text:span text:style-name="T1">HWAG Current Teeth Number Register (HWATHVL)</text:span></text:p>
          </draw:text-box>
        </draw:frame>
        <draw:frame draw:style-name="standard" draw:layer="layout" svg:width="16.998cm" svg:height="1.964cm" svg:x="2cm" svg:y="17.036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4">15-8</text:span></text:p>
              </table:table-cell>
              <table:table-cell>
                <text:p text:style-name="P11"><text:span text:style-name="T2">Reserved</text:span></text:p>
              </table:table-cell>
              <table:table-cell>
                <text:p text:style-name="P11"><text:span text:style-name="T4">0</text:span></text:p>
              </table:table-cell>
              <table:table-cell table:style-name="ce1">
                <text:p text:style-name="P8"><text:span text:style-name="T4">Reads return 0.</text:span></text:p>
              </table:table-cell>
            </table:table-row>
            <table:table-row table:style-name="ro1" table:default-cell-style-name="ce2">
              <table:table-cell table:style-name="ce3">
                <text:p text:style-name="P12"><text:span text:style-name="T2">7-0</text:span></text:p>
              </table:table-cell>
              <table:table-cell>
                <text:p text:style-name="P5"><text:span text:style-name="T2">THVL</text:span></text:p>
              </table:table-cell>
              <table:table-cell>
                <text:p text:style-name="P11"><text:span text:style-name="T4">0-FFh</text:span></text:p>
              </table:table-cell>
              <table:table-cell table:style-name="ce1">
                <text:p><text:span text:style-name="T4">Teeth Value. Provides the current teeth number.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9" draw:text-style-name="P9" draw:layer="layout" svg:width="7.673cm" svg:height="0.607cm" svg:x="2.03cm" svg:y="16.378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5cm" svg:height="0.654cm" svg:x="3.004cm" svg:y="14.931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2" table:default-cell-style-name="ce6">
              <table:table-cell>
                <text:p text:style-name="P5"><text:span text:style-name="T2">Reserved</text:span></text:p>
              </table:table-cell>
              <table:table-cell>
                <text:p text:style-name="P5"><text:span text:style-name="T2">THVL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6" draw:text-style-name="P16" draw:layer="layout" svg:width="0.9cm" svg:height="0.645cm" svg:x="17.1cm" svg:y="14.2cm">
          <draw:text-box>
            <text:p text:style-name="P5"><text:span text:style-name="T2">0</text:span></text:p>
          </draw:text-box>
        </draw:frame>
        <draw:frame draw:style-name="gr6" draw:text-style-name="P16" draw:layer="layout" svg:width="0.9cm" svg:height="0.645cm" svg:x="3cm" svg:y="14.2cm">
          <draw:text-box>
            <text:p text:style-name="P5"><text:span text:style-name="T2">15</text:span></text:p>
          </draw:text-box>
        </draw:frame>
        <draw:frame draw:style-name="gr6" draw:text-style-name="P3" draw:layer="layout" svg:width="0.9cm" svg:height="0.645cm" svg:x="9.6cm" svg:y="14.245cm">
          <draw:text-box>
            <text:p><text:span text:style-name="T2">8</text:span></text:p>
          </draw:text-box>
        </draw:frame>
        <draw:frame draw:style-name="gr6" draw:text-style-name="P3" draw:layer="layout" svg:width="0.9cm" svg:height="0.645cm" svg:x="10.5cm" svg:y="14.245cm">
          <draw:text-box>
            <text:p><text:span text:style-name="T2">7</text:span></text:p>
          </draw:text-box>
        </draw:frame>
        <draw:frame draw:style-name="gr8" draw:text-style-name="P9" draw:layer="layout" svg:width="1.5cm" svg:height="0.607cm" svg:x="13.5cm" svg:y="15.738cm">
          <draw:text-box>
            <text:p><text:span text:style-name="T5">R/W-0</text:span></text:p>
          </draw:text-box>
        </draw:frame>
        <draw:frame draw:style-name="gr8" draw:text-style-name="P9" draw:layer="layout" svg:width="1.5cm" svg:height="0.607cm" svg:x="6cm" svg:y="15.745cm">
          <draw:text-box>
            <text:p><text:span text:style-name="T5">R-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stroke-dash="Dashed_20__28_var_29__20_1" draw:fill="none"/>
      <style:paragraph-properties>
        <style:tab-stops/>
      </style:paragraph-properties>
      <style:text-properties fo:font-size="10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0T14:56:48.485430804</meta:creation-date>
    <dc:date>2020-02-06T03:02:32.201523166</dc:date>
    <meta:editing-duration>PT4H18M23S</meta:editing-duration>
    <meta:editing-cycles>146</meta:editing-cycles>
    <meta:generator>LibreOffice/6.4.0.3$Linux_X86_64 LibreOffice_project/40$Build-3</meta:generator>
    <meta:document-statistic meta:object-count="119"/>
  </office:meta>
</office:document-meta>
</file>